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Entry.set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final File fi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arEntry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isDescendent( final TarEntry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Entry.setMode( final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UserName( final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UserId( final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Mo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equals( final TarEntry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final String name , final byte link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setUserID( final int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Size( final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ModTime( final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final byte [ ]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setModTime( final Dat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Grou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Directory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Entry.isDire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Entry.setGroupID( final int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isGNULongName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Entry.setGroupName( final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TarEntry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Entry.writeEntryHeader( final byte [ ]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arEntry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setGroupId( final int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Entry.parseTarHeader( final byte [ ]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arEntry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